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énario MPS séquence UNE</text:p>
      <text:p text:style-name="P1"/>
      <text:p text:style-name="P1"/>
      <text:p text:style-name="P1">Nos équipe se rendent sur le terrain,</text:p>
      <text:p text:style-name="P1">Le lieu du crime étant au sein de l'établissement Jules Verne</text:p>
      <text:p text:style-name="P1">La victime, le proviseur a été retrouvée mort dans son bureau. Celui-ci semble être mort d'un coup à la tête.</text:p>
      <text:p text:style-name="P1"/>
      <text:p text:style-name="P1">Plusieurs indices repérés :</text:p>
      <text:p text:style-name="P1">Une petite statue de marbre, couverte du sang de la victime,</text:p>
      <text:p text:style-name="P1">et un morceau de papier avec un message codé inscrit dessus.</text:p>
      <text:p text:style-name="P1">Le corps de la victime, retrouvé avec des cheveux sur ses vêtements par le concierge de l'établissement.</text:p>
      <text:p text:style-name="P1"/>
      <text:p text:style-name="P1">[Annonce du plan]</text:p>
      <text:p text:style-name="P1"/>
      <text:p text:style-name="P2">Cheveu</text:p>
      <text:p text:style-name="P3">Nous allons analyser le cheveu retrouvé sur le corps de la victime</text:p>
      <text:p text:style-name="P3">En commençant par calculer l'indice modulaire de ce cheveu à l'aide d'un microscope</text:p>
      <text:p text:style-name="P3"/>
      <text:p text:style-name="P3">&gt; 0,42, ce qui correspond à un poil d'origine humaine</text:p>
      <text:p text:style-name="P3"/>
      <text:p text:style-name="P3">Finir par calculer le diamètre de ce cheveu pour le comparer à ceux de la victime</text:p>
      <text:p text:style-name="P3"/>
      <text:p text:style-name="P3">&gt;97µm, ce qui ne correspond aux cheveux de la victime (83µm), c'est donc ceux de l'agresseur </text:p>
      <text:p text:style-name="P3"/>
      <text:p text:style-name="P2">Sang</text:p>
      <text:p text:style-name="P3">Nous allons analyser le sang retrouvé sur la statue</text:p>
      <text:p text:style-name="P3">En observant un échantillon au microscope</text:p>
      <text:p text:style-name="P3"/>
      <text:p text:style-name="P3">On observe donc des hématies sans noyau, ce qui confirme la nature humain de cet échantillon.</text:p>
      <text:p text:style-name="P3"/>
      <text:p text:style-name="P2">Mort</text:p>
      <text:p text:style-name="P3">Le corps été retrouvé à <text:s/>environ 7h par le concierge.</text:p>
      <text:p text:style-name="P3">La victime portait alors des habits légers.</text:p>
      <text:p text:style-name="P3">La température interne de son corps était alors de 32°C et la température ambiante de 18°C</text:p>
      <text:p text:style-name="P3">[image]</text:p>
      <text:p text:style-name="P3">Il serait donc mort 9h avant (mais avec un intervalle d'erreur de 2,8h), donc entre 19h 12 et 00h 48</text:p>
      <text:p text:style-name="P3"/>
      <text:p text:style-name="P1"><text:span text:style-name="T1">Codé</text:span></text:p>
      <text:p text:style-name="P3">Sur le morceau de papier, le message codé était le suivant :</text:p>
      <text:p text:style-name="P3">« ZBY KN TYSXD »</text:p>
      <text:p text:style-name="P3">Ce qui, en utilisant le crypte de césar et un décalage de 10 lettres, on trouve le message suivant :</text:p>
      <text:p text:style-name="P3">« PRO ADJOINT »</text:p>
      <text:p text:style-name="P3">On suppose que ce message indique l'identité du tueur, à savoir le proviseur adjoint.</text:p>
      <text:p text:style-name="P3"/>
      <text:p text:style-name="P1"><text:span text:style-name="T1">Digipad</text:span></text:p>
      <text:p text:style-name="P3">En examinant la statue de plus près, des empreintes digitales ont été trouvéés</text:p>
      <text:p text:style-name="P3">Celles ci on été récupéré à l'aide de poudre de graphite.</text:p>
      <text:p text:style-name="P3">Ainsi, les empreintes récupérés seront comparées dans un laboratoire à celle d'autres personnes répertoriées dans une grande base de donnée.</text:p>
      <text:p text:style-name="P3"/>
      <text:p text:style-name="P3">Les résultats indique que c'est bien le proviseur adjoint qui est coupable du cr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1-06T11:17:45.61</meta:creation-date>
    <dc:date>2016-01-07T14:20:45.02</dc:date>
    <meta:editing-duration>PT00H35M19S</meta:editing-duration>
    <meta:editing-cycles>3</meta:editing-cycles>
    <meta:generator>OpenOffice.org/3.2$Win32 OpenOffice.org_project/320m18$Build-9502</meta:generator>
    <meta:document-statistic meta:table-count="0" meta:image-count="0" meta:object-count="0" meta:page-count="1" meta:paragraph-count="36" meta:word-count="358" meta:character-count="2014"/>
  </office:meta>
</office:document-meta>
</file>